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</style:style>
    <style:style style:name="T456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97703611442</text:p>
        </text:list-item>
        <text:list-item>
          <text:p text:style-name="P307">BR248650254959T</text:p>
        </text:list-item>
        <text:list-item>
          <text:p text:style-name="P308">BR240549482795I</text:p>
        </text:list-item>
        <text:list-item>
          <text:p text:style-name="P309">BR2474287798478</text:p>
        </text:list-item>
        <text:list-item>
          <text:p text:style-name="P310">BR244428227202I</text:p>
        </text:list-item>
        <text:list-item>
          <text:p text:style-name="P311">BR246632151917C</text:p>
        </text:list-item>
        <text:list-item>
          <text:p text:style-name="P312">BR242879776250M</text:p>
        </text:list-item>
        <text:list-item>
          <text:p text:style-name="P313">BR242388428852M</text:p>
        </text:list-item>
        <text:list-item>
          <text:p text:style-name="P314">BR244616411209M</text:p>
        </text:list-item>
        <text:list-item>
          <text:p text:style-name="P315">BR2495651703803</text:p>
        </text:list-item>
        <text:list-item>
          <text:p text:style-name="P316">BR2480621823574</text:p>
        </text:list-item>
        <text:list-item>
          <text:p text:style-name="P317">BR243739739317R</text:p>
        </text:list-item>
        <text:list-item>
          <text:p text:style-name="P318">BR243799310669H</text:p>
        </text:list-item>
        <text:list-item>
          <text:p text:style-name="P319">BR2406954832095</text:p>
        </text:list-item>
        <text:list-item>
          <text:p text:style-name="P320">BR241406260919R</text:p>
        </text:list-item>
        <text:list-item>
          <text:p text:style-name="P321">BR241383323417I</text:p>
        </text:list-item>
        <text:list-item>
          <text:p text:style-name="P322">BR242151944904I</text:p>
        </text:list-item>
        <text:list-item>
          <text:p text:style-name="P323">BR244921640308P</text:p>
        </text:list-item>
        <text:list-item>
          <text:p text:style-name="P324">BR243483735885R</text:p>
        </text:list-item>
        <text:list-item>
          <text:p text:style-name="P325">BR240850873272I</text:p>
        </text:list-item>
        <text:list-item>
          <text:p text:style-name="P326">BR246888089297F</text:p>
        </text:list-item>
        <text:list-item>
          <text:p text:style-name="P327">BR241906983280D</text:p>
        </text:list-item>
        <text:list-item>
          <text:p text:style-name="P328">BR2432494308407</text:p>
        </text:list-item>
        <text:list-item>
          <text:p text:style-name="P329">BR2456244826909</text:p>
        </text:list-item>
        <text:list-item>
          <text:p text:style-name="P330">BR2426370604468</text:p>
        </text:list-item>
        <text:list-item>
          <text:p text:style-name="P331">BR249571391155I</text:p>
        </text:list-item>
        <text:list-item>
          <text:p text:style-name="P332">BR248570098762L</text:p>
        </text:list-item>
        <text:list-item>
          <text:p text:style-name="P333">BR2471517740872</text:p>
        </text:list-item>
        <text:list-item>
          <text:p text:style-name="P334">BR2469583196955</text:p>
        </text:list-item>
        <text:list-item>
          <text:p text:style-name="P335">BR2427308947822</text:p>
        </text:list-item>
        <text:list-item>
          <text:p text:style-name="P336">BR242789171750C</text:p>
        </text:list-item>
        <text:list-item>
          <text:p text:style-name="P337">BR2476644016488</text:p>
        </text:list-item>
        <text:list-item>
          <text:p text:style-name="P338">BR2494140305831</text:p>
        </text:list-item>
        <text:list-item>
          <text:p text:style-name="P339">BR248008861459R</text:p>
        </text:list-item>
        <text:list-item>
          <text:p text:style-name="P340">BR240913432048K</text:p>
        </text:list-item>
        <text:list-item>
          <text:p text:style-name="P341">BR2490526077867</text:p>
        </text:list-item>
        <text:list-item>
          <text:p text:style-name="P342">BR245906107498P</text:p>
        </text:list-item>
        <text:list-item>
          <text:p text:style-name="P343">BR2442881300753</text:p>
        </text:list-item>
        <text:list-item>
          <text:p text:style-name="P344">BR242123984774Q</text:p>
        </text:list-item>
        <text:list-item>
          <text:p text:style-name="P345">BR246237769660O</text:p>
        </text:list-item>
        <text:list-item>
          <text:p text:style-name="P346">BR2434489774098</text:p>
        </text:list-item>
        <text:list-item>
          <text:p text:style-name="P347">BR2463103638616</text:p>
        </text:list-item>
        <text:list-item>
          <text:p text:style-name="P348">BR247216820540F</text:p>
        </text:list-item>
        <text:list-item>
          <text:p text:style-name="P349">BR241032627710C</text:p>
        </text:list-item>
        <text:list-item>
          <text:p text:style-name="P350">BR243350250397O</text:p>
        </text:list-item>
        <text:list-item>
          <text:p text:style-name="P351">BR240699322878N</text:p>
        </text:list-item>
        <text:list-item>
          <text:p text:style-name="P352">BR243509535554G</text:p>
        </text:list-item>
        <text:list-item>
          <text:p text:style-name="P353">BR246600023752O</text:p>
        </text:list-item>
        <text:list-item>
          <text:p text:style-name="P354">BR245579646823M</text:p>
        </text:list-item>
        <text:list-item>
          <text:p text:style-name="P355">BR2450381585679</text:p>
        </text:list-item>
        <text:list-item>
          <text:p text:style-name="P356">BR2442393755778</text:p>
        </text:list-item>
        <text:list-item>
          <text:p text:style-name="P357">BR249593687388N</text:p>
        </text:list-item>
        <text:list-item>
          <text:p text:style-name="P358">BR242595731441M</text:p>
        </text:list-item>
        <text:list-item>
          <text:p text:style-name="P359">BR245414777477A</text:p>
        </text:list-item>
        <text:list-item>
          <text:p text:style-name="P360">BR243235293270A</text:p>
        </text:list-item>
        <text:list-item>
          <text:p text:style-name="P361">BR2402702932129</text:p>
        </text:list-item>
        <text:list-item>
          <text:p text:style-name="P362">BR247482954213N</text:p>
        </text:list-item>
        <text:list-item>
          <text:p text:style-name="P363">BR243129163077D</text:p>
        </text:list-item>
        <text:list-item>
          <text:p text:style-name="P364">BR247281362810M</text:p>
        </text:list-item>
        <text:list-item>
          <text:p text:style-name="P365">BR242069341012N</text:p>
        </text:list-item>
        <text:list-item>
          <text:p text:style-name="P366">BR248500421665K</text:p>
        </text:list-item>
        <text:list-item>
          <text:p text:style-name="P367">BR249905243252L</text:p>
        </text:list-item>
        <text:list-item>
          <text:p text:style-name="P368">BR246412398964G</text:p>
        </text:list-item>
        <text:list-item>
          <text:p text:style-name="P369">BR241591396942L</text:p>
        </text:list-item>
        <text:list-item>
          <text:p text:style-name="P370">BR240629318781B</text:p>
        </text:list-item>
        <text:list-item>
          <text:p text:style-name="P371">BR249457836032M</text:p>
        </text:list-item>
        <text:list-item>
          <text:p text:style-name="P372">BR240396665225E</text:p>
        </text:list-item>
        <text:list-item>
          <text:p text:style-name="P373">BR241763642855E</text:p>
        </text:list-item>
        <text:list-item>
          <text:p text:style-name="P374">BR248644002074L</text:p>
        </text:list-item>
        <text:list-item>
          <text:p text:style-name="P375">BR2471465039313</text:p>
        </text:list-item>
        <text:list-item>
          <text:p text:style-name="P376">BR241599204038B</text:p>
        </text:list-item>
        <text:list-item>
          <text:p text:style-name="P377">BR245207074777G</text:p>
        </text:list-item>
        <text:list-item>
          <text:p text:style-name="P378">BR246486700342K</text:p>
        </text:list-item>
        <text:list-item>
          <text:p text:style-name="P379">BR248028046719F</text:p>
        </text:list-item>
        <text:list-item>
          <text:p text:style-name="P380">BR244535007087C</text:p>
        </text:list-item>
        <text:list-item>
          <text:p text:style-name="P381">BR242469482526Q</text:p>
        </text:list-item>
        <text:list-item>
          <text:p text:style-name="P382">BR241669907915M</text:p>
        </text:list-item>
        <text:list-item>
          <text:p text:style-name="P383">BR244022009998G</text:p>
        </text:list-item>
        <text:list-item>
          <text:p text:style-name="P384">BR248765518703Y</text:p>
        </text:list-item>
        <text:list-item>
          <text:p text:style-name="P385">BR249608943863Z</text:p>
        </text:list-item>
        <text:list-item>
          <text:p text:style-name="P386">BR245659499788E</text:p>
        </text:list-item>
        <text:list-item>
          <text:p text:style-name="P387">BR2466670667577</text:p>
        </text:list-item>
        <text:list-item>
          <text:p text:style-name="P388">BR245495392970G</text:p>
        </text:list-item>
        <text:list-item>
          <text:p text:style-name="P389">BR246062070119M</text:p>
        </text:list-item>
        <text:list-item>
          <text:p text:style-name="P390">BR242528055260F</text:p>
        </text:list-item>
        <text:list-item>
          <text:p text:style-name="P391">BR243566014756E</text:p>
        </text:list-item>
        <text:list-item>
          <text:p text:style-name="P392">BR242871615089G</text:p>
        </text:list-item>
        <text:list-item>
          <text:p text:style-name="P393">BR245983059459A</text:p>
        </text:list-item>
        <text:list-item>
          <text:p text:style-name="P394">BR2454349473029</text:p>
        </text:list-item>
        <text:list-item>
          <text:p text:style-name="P395">BR247189471138O</text:p>
        </text:list-item>
        <text:list-item>
          <text:p text:style-name="P396">BR243357674278O</text:p>
        </text:list-item>
        <text:list-item>
          <text:p text:style-name="P397">BR246321973122B</text:p>
        </text:list-item>
        <text:list-item>
          <text:p text:style-name="P398">BR249842632735K</text:p>
        </text:list-item>
        <text:list-item>
          <text:p text:style-name="P399">BR2419898432429</text:p>
        </text:list-item>
        <text:list-item>
          <text:p text:style-name="P400">BR240827348510L</text:p>
        </text:list-item>
        <text:list-item>
          <text:p text:style-name="P401">BR2461487261093</text:p>
        </text:list-item>
        <text:list-item>
          <text:p text:style-name="P402">BR243147273503W</text:p>
        </text:list-item>
        <text:list-item>
          <text:p text:style-name="P403">BR2421126461437</text:p>
        </text:list-item>
        <text:list-item>
          <text:p text:style-name="P404">BR248756866998G</text:p>
        </text:list-item>
        <text:list-item>
          <text:p text:style-name="P405">BR245821466037P</text:p>
        </text:list-item>
        <text:list-item>
          <text:p text:style-name="P406">BR242740670474V</text:p>
        </text:list-item>
        <text:list-item>
          <text:p text:style-name="P407">BR247569554354P</text:p>
        </text:list-item>
        <text:list-item>
          <text:p text:style-name="P408">BR248394410865S</text:p>
        </text:list-item>
        <text:list-item>
          <text:p text:style-name="P409">BR240819731508L</text:p>
        </text:list-item>
        <text:list-item>
          <text:p text:style-name="P410">BR242094026852C</text:p>
        </text:list-item>
        <text:list-item>
          <text:p text:style-name="P411">BR248228704237U</text:p>
        </text:list-item>
        <text:list-item>
          <text:p text:style-name="P412">BR240419583138T</text:p>
        </text:list-item>
        <text:list-item>
          <text:p text:style-name="P413">BR241553514887M</text:p>
        </text:list-item>
        <text:list-item>
          <text:p text:style-name="P414">BR246676199309L</text:p>
        </text:list-item>
        <text:list-item>
          <text:p text:style-name="P415">BR241822491248G</text:p>
        </text:list-item>
        <text:list-item>
          <text:p text:style-name="P416">BR240859009136B</text:p>
        </text:list-item>
        <text:list-item>
          <text:p text:style-name="P417">BR2436593818946</text:p>
        </text:list-item>
        <text:list-item>
          <text:p text:style-name="P418">BR243873712197I</text:p>
        </text:list-item>
        <text:list-item>
          <text:p text:style-name="P419">BR246484673064B</text:p>
        </text:list-item>
        <text:list-item>
          <text:p text:style-name="P420">BR248982914138L</text:p>
        </text:list-item>
        <text:list-item>
          <text:p text:style-name="P421">BR247024561380J</text:p>
        </text:list-item>
        <text:list-item>
          <text:p text:style-name="P422">BR248445258224B</text:p>
        </text:list-item>
        <text:list-item>
          <text:p text:style-name="P423">BR243962271419O</text:p>
        </text:list-item>
        <text:list-item>
          <text:p text:style-name="P424">BR244546299469B</text:p>
        </text:list-item>
        <text:list-item>
          <text:p text:style-name="P425">BR248401894198N</text:p>
        </text:list-item>
        <text:list-item>
          <text:p text:style-name="P426">BR244497334701S</text:p>
        </text:list-item>
        <text:list-item>
          <text:p text:style-name="P427">BR2435290883978</text:p>
        </text:list-item>
        <text:list-item>
          <text:p text:style-name="P428">BR244076645811P</text:p>
        </text:list-item>
        <text:list-item>
          <text:p text:style-name="P429">BR240660058076K</text:p>
        </text:list-item>
        <text:list-item>
          <text:p text:style-name="P430">BR241540289135P</text:p>
        </text:list-item>
        <text:list-item>
          <text:p text:style-name="P431">BR243435843524V</text:p>
        </text:list-item>
        <text:list-item>
          <text:p text:style-name="P432">BR246478283951G</text:p>
        </text:list-item>
        <text:list-item>
          <text:p text:style-name="P433">BR245834806068L</text:p>
        </text:list-item>
        <text:list-item>
          <text:p text:style-name="P434">BR246121486399K</text:p>
        </text:list-item>
        <text:list-item>
          <text:p text:style-name="P435">BR240783934869Q</text:p>
        </text:list-item>
        <text:list-item>
          <text:p text:style-name="P436">BR2426565808112</text:p>
        </text:list-item>
        <text:list-item>
          <text:p text:style-name="P437">BR2483571678374</text:p>
        </text:list-item>
        <text:list-item>
          <text:p text:style-name="P438">BR243402869829H</text:p>
        </text:list-item>
        <text:list-item>
          <text:p text:style-name="P439">BR248323176495G</text:p>
        </text:list-item>
        <text:list-item>
          <text:p text:style-name="P440">BR247016182583H</text:p>
        </text:list-item>
        <text:list-item>
          <text:p text:style-name="P441">BR2467083307444</text:p>
        </text:list-item>
        <text:list-item>
          <text:p text:style-name="P442">BR240279277126O</text:p>
        </text:list-item>
        <text:list-item>
          <text:p text:style-name="P443">BR242467193352L</text:p>
        </text:list-item>
        <text:list-item>
          <text:p text:style-name="P444">BR2439418396219</text:p>
        </text:list-item>
        <text:list-item>
          <text:p text:style-name="P445">BR2469424437276</text:p>
        </text:list-item>
        <text:list-item>
          <text:p text:style-name="P446">BR245465592704L</text:p>
        </text:list-item>
        <text:list-item>
          <text:p text:style-name="P447">BR2461059986302</text:p>
        </text:list-item>
        <text:list-item>
          <text:p text:style-name="P448">BR247734160061O</text:p>
        </text:list-item>
        <text:list-item>
          <text:p text:style-name="P449">BR2440201223422</text:p>
        </text:list-item>
        <text:list-item>
          <text:p text:style-name="P450">BR240434478192D</text:p>
        </text:list-item>
        <text:list-item>
          <text:p text:style-name="P451">BR249295125127I</text:p>
        </text:list-item>
        <text:list-item>
          <text:p text:style-name="P452">BR243507070723M</text:p>
        </text:list-item>
        <text:list-item>
          <text:p text:style-name="P453">BR247931142456L</text:p>
        </text:list-item>
        <text:list-item>
          <text:p text:style-name="P454">BR243706973378R</text:p>
        </text:list-item>
        <text:list-item>
          <text:p text:style-name="P455"><text:span text:style-name="T456">BR244236464086K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5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4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4T20:41:00Z</meta:creation-date>
    <dc:date>2024-07-04T20:41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75" meta:character-count="2396" meta:row-count="16" meta:non-whitespace-character-count="2025"/>
  </office:meta>
</office:document-meta>
</file>